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1. Tabellen mit Eltern-Schlüsseln (Primärschlüssel) füllen</text:p>
      <text:p text:style-name="P3"/>
      <text:p text:style-name="P2">-- Kartell_Mitarbeiter (MitarbeiterNummer, Name, Status, Gehalt, Eintrittsdatum, Telefonnummer, Adresse)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1'</text:span>, <text:span text:style-name="T3">'Max Wandrey'</text:span>, <text:span text:style-name="T3">'verfügbar'</text:span>, <text:span text:style-name="T4">5500</text:span>.<text:span text:style-name="T4">00</text:span>, <text:span text:style-name="T5">TO_DATE</text:span>(<text:span text:style-name="T3">'2020-05-10'</text:span>, <text:span text:style-name="T3">'YYYY-MM-DD'</text:span>), <text:span text:style-name="T3">'1234567890'</text:span>, <text:span text:style-name="T3">'Brandvorwerkstr. 8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2'</text:span>, <text:span text:style-name="T3">'Ben Kaden'</text:span>, <text:span text:style-name="T3">'beschäftigt'</text:span>, <text:span text:style-name="T4">4800</text:span>.<text:span text:style-name="T4">00</text:span>, <text:span text:style-name="T5">TO_DATE</text:span>(<text:span text:style-name="T3">'2020-03-15'</text:span>, <text:span text:style-name="T3">'YYYY-MM-DD'</text:span>), <text:span text:style-name="T3">'0987654321'</text:span>, <text:span text:style-name="T3">'Kurt-Eisner-Str. 3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3'</text:span>, <text:span text:style-name="T3">'Farin Förster'</text:span>, <text:span text:style-name="T3">'auf Regierungsliste'</text:span>, <text:span text:style-name="T4">4350</text:span>.<text:span text:style-name="T4">98</text:span>, <text:span text:style-name="T5">TO_DATE</text:span>(<text:span text:style-name="T3">'2023-03-15'</text:span>, <text:span text:style-name="T3">'YYYY-MM-DD'</text:span>), <text:span text:style-name="T3">'09876545321'</text:span>, <text:span text:style-name="T3">'Hauptstraße 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4'</text:span>, <text:span text:style-name="T3">'Chiara Geier'</text:span>, <text:span text:style-name="T3">'verfügbar'</text:span>, <text:span text:style-name="T4">3125</text:span>.<text:span text:style-name="T4">00</text:span>, <text:span text:style-name="T5">TO_DATE</text:span>(<text:span text:style-name="T3">'2024-03-15'</text:span>, <text:span text:style-name="T3">'YYYY-MM-DD'</text:span>), <text:span text:style-name="T3">'0987612321'</text:span>, <text:span text:style-name="T3">'Breitenfelder Str. 9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5'</text:span>, <text:span text:style-name="T3">'Ben Beckschäfer'</text:span>, <text:span text:style-name="T3">'in Verwahrung'</text:span>, <text:span text:style-name="T4">0</text:span>.<text:span text:style-name="T4">00</text:span>, <text:span text:style-name="T5">TO_DATE</text:span>(<text:span text:style-name="T3">'2022-03-15'</text:span>, <text:span text:style-name="T3">'YYYY-MM-DD'</text:span>), <text:span text:style-name="T3">'8817654321'</text:span>, <text:span text:style-name="T3">'Sonderhausener Weg 32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6'</text:span>, <text:span text:style-name="T3">'Robin Wiemer'</text:span>, <text:span text:style-name="T3">'verfügbar'</text:span>, <text:span text:style-name="T4">2408</text:span>.<text:span text:style-name="T4">00</text:span>, <text:span text:style-name="T5">TO_DATE</text:span>(<text:span text:style-name="T3">'2024-03-15'</text:span>, <text:span text:style-name="T3">'YYYY-MM-DD'</text:span>), <text:span text:style-name="T3">'1087654323'</text:span>, <text:span text:style-name="T3">'Woauchimmer 44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7'</text:span>, <text:span text:style-name="T3">'Matthes Böttcher'</text:span>, <text:span text:style-name="T3">'verfügbar'</text:span>, <text:span text:style-name="T4">5200</text:span>.<text:span text:style-name="T4">45</text:span>, <text:span text:style-name="T5">TO_DATE</text:span>(<text:span text:style-name="T3">'2024-03-15'</text:span>, <text:span text:style-name="T3">'YYYY-MM-DD'</text:span>), <text:span text:style-name="T3">'5930154321'</text:span>, <text:span text:style-name="T3">'Nobodycares 12'</text:span>);</text:p>
      <text:p text:style-name="P3"/>
      <text:p text:style-name="P2">-- Drogenart (Bezeichnung, Aggregatsart, Zutaten, Kochzeit, Abhaengigkeitsfaktor, KochGefahrenlevel)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Kokain'</text:span>, <text:span text:style-name="T3">'Pulver'</text:span>, <text:span text:style-name="T3">'Zutat A, Zutat B'</text:span>, <text:span text:style-name="T4">180</text:span>, <text:span text:style-name="T4">80</text:span>, <text:span text:style-name="T4">1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Speed'</text:span>, <text:span text:style-name="T3">'Flüssigkeit'</text:span>, <text:span text:style-name="T3">'Zutat C, Zutat D'</text:span>, <text:span text:style-name="T4">30</text:span>, <text:span text:style-name="T4">50</text:span>, <text:span text:style-name="T4">5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SD'</text:span>, <text:span text:style-name="T3">'Pille'</text:span>, <text:span text:style-name="T3">'Zutat C, Zutat D'</text:span>, <text:span text:style-name="T4">90</text:span>, <text:span text:style-name="T4">20</text:span>, <text:span text:style-name="T4">3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achgas'</text:span>, <text:span text:style-name="T3">'Aerosol'</text:span>, <text:span text:style-name="T3">'Zutat C, Zutat D'</text:span>, <text:span text:style-name="T4">45</text:span>, <text:span text:style-name="T4">5</text:span>, <text:span text:style-name="T4">2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Meth'</text:span>, <text:span text:style-name="T3">'Kristall'</text:span>, <text:span text:style-name="T3">'Zutat C, Zutat D'</text:span>, <text:span text:style-name="T4">240</text:span>, <text:span text:style-name="T4">95</text:span>, <text:span text:style-name="T4">10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oft-page-break/><text:span text:style-name="T2">Abhaengigkeitsfaktor</text:span>, <text:span text:style-name="T2">KochGefahrenlevel</text:span>)</text:p>
      <text:p text:style-name="P1"><text:span text:style-name="T1">VALUES</text:span> (<text:span text:style-name="T3">'Heroin'</text:span>, <text:span text:style-name="T3">'Feststoff'</text:span>, <text:span text:style-name="T3">'Zutat C, Zutat D'</text:span>, <text:span text:style-name="T4">120</text:span>, <text:span text:style-name="T4">100</text:span>, <text:span text:style-name="T4">6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Ectasy'</text:span>, <text:span text:style-name="T3">'Pille'</text:span>, <text:span text:style-name="T3">'Zutat C, Zutat D'</text:span>, <text:span text:style-name="T4">40</text:span>, <text:span text:style-name="T4">25</text:span>, <text:span text:style-name="T4">4</text:span>);</text:p>
      <text:p text:style-name="P3"/>
      <text:p text:style-name="P2">-- Lagerart (LagerTyp, MaximaleKapazitaet, InventarWechselIntervall, BesuchsIntervall)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Container'</text:span>, <text:span text:style-name="T4">1000</text:span>, <text:span text:style-name="T4">365</text:span>, <text:span text:style-name="T4">30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Toter Briefkasten'</text:span>, <text:span text:style-name="T4">20</text:span>, <text:span text:style-name="T4">1</text:span>, <text:span text:style-name="T4">1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halle'</text:span>, <text:span text:style-name="T4">50000</text:span>, <text:span text:style-name="T4">90</text:span>, <text:span text:style-name="T4">1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Kofferraum'</text:span>, <text:span text:style-name="T4">150</text:span>, <text:span text:style-name="T4">5</text:span>, <text:span text:style-name="T4">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Dünndarm'</text:span>, <text:span text:style-name="T4">5</text:span>, <text:span text:style-name="T4">3</text:span>, <text:span text:style-name="T4">3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Werkstatt'</text:span>, <text:span text:style-name="T4">500</text:span>, <text:span text:style-name="T4">30</text:span>, <text:span text:style-name="T4">23</text:span>);</text:p>
      <text:p text:style-name="P3"/>
      <text:p text:style-name="P2">-- 2. Weitere Tabellen füllen, die auf die primären Schlüssel der vorherigen Tabellen verweisen</text:p>
      <text:p text:style-name="P3"/>
      <text:p text:style-name="P2">-- Chemiker (ChemikerNummer, MitarbeiterNummer, Bildungsgrad, Unfallrate, notwendigeAssistenten)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1'</text:span>, <text:span text:style-name="T3">'K003'</text:span>, <text:span text:style-name="T3">'Doktor'</text:span>, <text:span text:style-name="T4">9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2'</text:span>, <text:span text:style-name="T3">'K005'</text:span>, <text:span text:style-name="T3">'Diplom'</text:span>, <text:span text:style-name="T4">45</text:span>, <text:span text:style-name="T4">4</text:span>);</text:p>
      <text:p text:style-name="P3"/>
      <text:p text:style-name="P2">-- Schmuggler (SchmugglerNummer, MitarbeiterNummer, Route, Risikobereitschaft, Verschwiegenheit)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1'</text:span>, <text:span text:style-name="T3">'K004'</text:span>, <text:span text:style-name="T3">'Route 66'</text:span>, <text:span text:style-name="T4">7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2'</text:span>, <text:span text:style-name="T3">'K006'</text:span>, <text:span text:style-name="T3">'Route 42'</text:span>, <text:span text:style-name="T4">50</text:span>, <text:span text:style-name="T3">'bestechlich'</text:span>);</text:p>
      <text:p text:style-name="P3"/>
      <text:p text:style-name="P2">-- Vertriebler (VertrieblerNummer, MitarbeiterNummer, Charismalevel, Quote, verpassteQuoten)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oft-page-break/><text:span text:style-name="T2">Quote</text:span>, <text:span text:style-name="T2">verpassteQuoten</text:span>)</text:p>
      <text:p text:style-name="P1"><text:span text:style-name="T1">VALUES</text:span> (<text:span text:style-name="T3">'V001'</text:span>, <text:span text:style-name="T3">'K002'</text:span>, <text:span text:style-name="T4">9</text:span>, <text:span text:style-name="T4">210</text:span>, <text:span text:style-name="T4">0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2'</text:span>, <text:span text:style-name="T3">'K007'</text:span>, <text:span text:style-name="T4">6</text:span>, <text:span text:style-name="T4">120</text:span>, <text:span text:style-name="T4">7</text:span>);</text:p>
      <text:p text:style-name="P3"/>
      <text:p text:style-name="P2">-- Kartell_Kunde (Alias, Telefonnummer, Erstkaufdatum, Einkaufsverlauf)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Viktor'</text:span>, <text:span text:style-name="T3">'01123456789'</text:span>, <text:span text:style-name="T5">TO_DATE</text:span>(<text:span text:style-name="T3">'2021-06-01'</text:span>, <text:span text:style-name="T3">'YYYY-MM-DD'</text:span>), <text:span text:style-name="T3">'Lachgas, 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Brenner'</text:span>, <text:span text:style-name="T3">'11234567890'</text:span>, <text:span text:style-name="T5">TO_DATE</text:span>(<text:span text:style-name="T3">'2022-06-25'</text:span>, <text:span text:style-name="T3">'YYYY-MM-DD'</text:span>), <text:span text:style-name="T3">'Meth, Hero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Meise'</text:span>, <text:span text:style-name="T3">'56234567430'</text:span>, <text:span text:style-name="T5">TO_DATE</text:span>(<text:span text:style-name="T3">'2023-07-11'</text:span>, <text:span text:style-name="T3">'YYYY-MM-DD'</text:span>), <text:span text:style-name="T3">'Kokain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Typ ohne Hose'</text:span>, <text:span text:style-name="T3">'10534567777'</text:span>, <text:span text:style-name="T5">TO_DATE</text:span>(<text:span text:style-name="T3">'2024-02-18'</text:span>, <text:span text:style-name="T3">'YYYY-MM-DD'</text:span>), <text:span text:style-name="T3">'Speed, Lachgas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er Professor'</text:span>, <text:span text:style-name="T3">'86234567567'</text:span>, <text:span text:style-name="T5">TO_DATE</text:span>(<text:span text:style-name="T3">'2023-09-11'</text:span>, <text:span text:style-name="T3">'YYYY-MM-DD'</text:span>), <text:span text:style-name="T3">'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Labersack'</text:span>, <text:span text:style-name="T3">'33034567840'</text:span>, <text:span text:style-name="T5">TO_DATE</text:span>(<text:span text:style-name="T3">'2021-03-22'</text:span>, <text:span text:style-name="T3">'YYYY-MM-DD'</text:span>), <text:span text:style-name="T3">'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as Gesicht'</text:span>, <text:span text:style-name="T3">'59034567897'</text:span>, <text:span text:style-name="T5">TO_DATE</text:span>(<text:span text:style-name="T3">'2024-12-09'</text:span>, <text:span text:style-name="T3">'YYYY-MM-DD'</text:span>), <text:span text:style-name="T3">'Meth, 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Suchtibert'</text:span>, <text:span text:style-name="T3">'44134567223'</text:span>, <text:span text:style-name="T5">TO_DATE</text:span>(<text:span text:style-name="T3">'2020-5-01'</text:span>, <text:span text:style-name="T3">'YYYY-MM-DD'</text:span>), <text:span text:style-name="T3">'Lachgas, Speed, Heroin, LSD, Kokain, Meth'</text:span>);</text:p>
      <text:p text:style-name="P3"/>
      <text:p text:style-name="P2">-- Lager_Inventar (LagerNummer, Startdatum, Geheimhaltungsstatus, Ort, Groeße, Einlagerungsdatum, LagerTyp)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1'</text:span>, <text:span text:style-name="T5">TO_DATE</text:span>(<text:span text:style-name="T3">'2021-01-01'</text:span>, <text:span text:style-name="T3">'YYYY-MM-DD'</text:span>), <text:span text:style-name="T3">'unbekannt'</text:span>, <text:span text:style-name="T3">'Leipzig'</text:span>, <text:span text:style-name="T4">1000</text:span>, <text:span text:style-name="T5">TO_DATE</text:span>(<text:span text:style-name="T3">'2021-01-15'</text:span>, <text:span text:style-name="T3">'YYYY-MM-DD'</text:span>), <text:span text:style-name="T3">'Container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2'</text:span>, <text:span text:style-name="T5">TO_DATE</text:span>(<text:span text:style-name="T3">'2022-02-20'</text:span>, <text:span text:style-name="T3">'YYYY-MM-DD'</text:span>), <text:span text:style-name="T3">'vermutet'</text:span>, <text:span text:style-name="T3">'Breitenfeld'</text:span>, <text:span text:style-name="T4">400</text:span>, <text:span text:style-name="T5">TO_DATE</text:span>(<text:span text:style-name="T3">'2022-02-25'</text:span>, <text:span text:style-name="T3">'YYYY-MM-DD'</text:span>), <text:span text:style-name="T3">'Werkstatt'</text:span>);</text:p>
      <text:p text:style-name="P3"/>
      <text:p text:style-name="P2">-- 3. Tabellen füllen, die auf bereits erstellte Schlüssel referenzieren</text:p>
      <text:p text:style-name="P3"/>
      <text:p text:style-name="P2">-- Produkt (ProduktNummer, Preis, Herstellungsdatum, Streckungsgrad, Gefahrenpotenzial, C-Nr., Bezeichnung)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1'</text:span>, <text:span text:style-name="T4">100</text:span>.<text:span text:style-name="T4">00</text:span>, <text:span text:style-name="T5">TO_DATE</text:span>(<text:span text:style-name="T3">'2024-05-01'</text:span>, <text:span text:style-name="T3">'YYYY-MM-DD'</text:span>), <text:span text:style-name="T4">1</text:span>, <text:span text:style-name="T4">90</text:span>, <text:span text:style-name="T3">'C001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oft-page-break/>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2'</text:span>, <text:span text:style-name="T4">150</text:span>.<text:span text:style-name="T4">00</text:span>, <text:span text:style-name="T5">TO_DATE</text:span>(<text:span text:style-name="T3">'2024-06-10'</text:span>, <text:span text:style-name="T3">'YYYY-MM-DD'</text:span>), <text:span text:style-name="T4">6</text:span>, <text:span text:style-name="T4">20</text:span>, <text:span text:style-name="T3">'C002'</text:span>, <text:span text:style-name="T3">'Lachgas'</text:span>);</text:p>
      <text:p text:style-name="P3"/>
      <text:p text:style-name="P2">-- Labor (LaborNummer, Standort, Ausstattung, Kochplaetze, Sicherheitslevel)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1'</text:span>, <text:span text:style-name="T3">'Grünau'</text:span>, <text:span text:style-name="T3">'Ausrüstung A'</text:span>, <text:span text:style-name="T4">5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2'</text:span>, <text:span text:style-name="T3">'Paunsdorf'</text:span>, <text:span text:style-name="T3">'Ausrüstung B'</text:span>, <text:span text:style-name="T4">3</text:span>, <text:span text:style-name="T4">4</text:span>);</text:p>
      <text:p text:style-name="P3"/>
      <text:p text:style-name="P2">-- Wird_Hergestellt (Bezeichnung, LaborNummer)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Meth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Heroin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Speed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Kokain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achgas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SD'</text:span>, <text:span text:style-name="T3">'LB002'</text:span>);</text:p>
      <text:p text:style-name="P3"/>
      <text:p text:style-name="P2">-- Kann_Herstellen (Bezeichnung, ChemikerNummer)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Hero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achgas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2'</text:span>);</text:p>
      <text:p text:style-name="P3"/>
      <text:p text:style-name="P2">-- Besitzt (ProduktNummer, LagerNummer)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1'</text:span>, <text:span text:style-name="T3">'LG001'</text:span>);</text:p>
      <text:p text:style-name="P1"><text:soft-page-break/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2'</text:span>, <text:span text:style-name="T3">'LG002'</text:span>);</text:p>
      <text:p text:style-name="P3"/>
      <text:p text:style-name="P2">-- Transportiert (SchmugglerNummer, LagerNummer)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1'</text:span>, <text:span text:style-name="T3">'LG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2'</text:span>, <text:span text:style-name="T3">'LG002'</text:span>);</text:p>
      <text:p text:style-name="P3"/>
      <text:p text:style-name="P2">-- Verkauft (VertrieblerNummer, LagerNummer)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1'</text:span>, <text:span text:style-name="T3">'LG001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2'</text:span>, <text:span text:style-name="T3">'LG002'</text:span>);</text:p>
      <text:p text:style-name="P3"/>
      <text:p text:style-name="P2">-- Wird_Verkauft (Alias, Telefonnummer, ProduktNummer)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0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Viktor'</text:span>, <text:span text:style-name="T3">'01123456789'</text:span>, <text:span text:style-name="T3">'P004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Brenner'</text:span>, <text:span text:style-name="T3">'11234567890'</text:span>, <text:span text:style-name="T3">'P005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Labersack'</text:span>, <text:span text:style-name="T3">'33034567840'</text:span>, <text:span text:style-name="T3">'P006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er Professor'</text:span>, <text:span text:style-name="T3">'86234567567'</text:span>, <text:span text:style-name="T3">'P007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8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9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Typ ohne Hose'</text:span>, <text:span text:style-name="T3">'10534567777'</text:span>, <text:span text:style-name="T3">'P010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as Gesicht'</text:span>, <text:span text:style-name="T3">'59034567897'</text:span>, <text:span text:style-name="T3">'P01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er Professor'</text:span>, <text:span text:style-name="T3">'86234567567'</text:span>, <text:span text:style-name="T3">'P01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1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Viktor'</text:span>, <text:span text:style-name="T3">'01123456789'</text:span>, <text:span text:style-name="T3">'P014'</text:span>);</text:p>
      <text:p text:style-name="P3"/>
      <text:p text:style-name="P2">-- Kennt (VertrieblerNummer, LagerTyp)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Container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Werkstatt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oft-page-break/><text:span text:style-name="T1">VALUES</text:span> (<text:span text:style-name="T3">'V001'</text:span>, <text:span text:style-name="T3">'Kofferraum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Lagerhalle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Toter Briefkasten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Dünndarm'</text:span>);</text:p>
      <text:p text:style-name="P3"/>
      <text:p text:style-name="P2">-- Änderungen eintragen</text:p>
      <text:p text:style-name="P1"><text:span text:style-name="T1">COMMIT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7</meta:editing-cycles>
    <meta:generator>OpenOffice/4.1.14$Win32 OpenOffice.org_project/4114m1$Build-9811</meta:generator>
    <dc:date>2025-01-17T14:01:32.32</dc:date>
    <dc:creator>Ben </dc:creator>
    <meta:document-statistic meta:table-count="0" meta:image-count="0" meta:object-count="0" meta:page-count="6" meta:paragraph-count="186" meta:word-count="1180" meta:character-count="12348"/>
    <meta:user-defined meta:name="Info 1"/>
    <meta:user-defined meta:name="Info 2"/>
    <meta:user-defined meta:name="Info 3"/>
    <meta:user-defined meta:name="Info 4"/>
  </office:meta>
</office:document-meta>
</file>